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6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ce2"/>
        <table:table-column table:style-name="co3" table:default-cell-style-name="ce1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row table:style-name="ro1">
          <table:table-cell table:style-name="Default" office:value-type="string">
            <text:p>Tiempo</text:p>
          </table:table-cell>
          <table:table-cell table:style-name="Default" office:value-type="string">
            <text:p>Costo</text:p>
          </table:table-cell>
          <table:table-cell table:style-name="Default" office:value-type="string">
            <text:p>Generacion</text:p>
          </table:table-cell>
          <table:table-cell table:style-name="Default" office:value-type="string">
            <text:p>Costo Mejores Locales</text:p>
          </table:table-cell>
          <table:table-cell table:style-name="Default" office:value-type="string">
            <text:p>Generacion Local</text:p>
          </table:table-cell>
          <table:table-cell table:style-name="ce3" office:value-type="string">
            <text:p>PROMEDIO</text:p>
          </table:table-cell>
          <table:table-cell table:number-columns-repeated="54"/>
        </table:table-row>
        <table:table-row table:style-name="ro2">
          <table:table-cell office:value-type="float" office:value="5000">
            <text:p>5000</text:p>
          </table:table-cell>
          <table:table-cell office:value-type="string">
            <text:p>7274.586552812566</text:p>
          </table:table-cell>
          <table:table-cell office:value-type="float" office:value="437">
            <text:p>437</text:p>
          </table:table-cell>
          <table:table-cell office:value-type="string">
            <text:p>7274.586552812566</text:p>
          </table:table-cell>
          <table:table-cell office:value-type="float" office:value="507">
            <text:p>507</text:p>
          </table:table-cell>
          <table:table-cell table:formula="oooc:=AVERAGE([.B2:.B60])" office:value-type="float" office:value="0">
            <text:p>#DIV/0!</text:p>
          </table:table-cell>
          <table:table-cell table:number-columns-repeated="54"/>
        </table:table-row>
        <table:table-row table:style-name="ro2">
          <table:table-cell office:value-type="float" office:value="10000">
            <text:p>10000</text:p>
          </table:table-cell>
          <table:table-cell office:value-type="string">
            <text:p>7151.405365949237</text:p>
          </table:table-cell>
          <table:table-cell office:value-type="float" office:value="1156">
            <text:p>1156</text:p>
          </table:table-cell>
          <table:table-cell office:value-type="string">
            <text:p>7151.405365949237</text:p>
          </table:table-cell>
          <table:table-cell office:value-type="float" office:value="1186">
            <text:p>1186</text:p>
          </table:table-cell>
          <table:table-cell table:number-columns-repeated="55"/>
        </table:table-row>
        <table:table-row table:style-name="ro2">
          <table:table-cell office:value-type="float" office:value="15000">
            <text:p>15000</text:p>
          </table:table-cell>
          <table:table-cell office:value-type="string">
            <text:p>6883.66498595225</text:p>
          </table:table-cell>
          <table:table-cell office:value-type="float" office:value="1762">
            <text:p>1762</text:p>
          </table:table-cell>
          <table:table-cell office:value-type="string">
            <text:p>6995.572444337855</text:p>
          </table:table-cell>
          <table:table-cell office:value-type="float" office:value="1856">
            <text:p>1856</text:p>
          </table:table-cell>
          <table:table-cell table:number-columns-repeated="55"/>
        </table:table-row>
        <table:table-row table:style-name="ro2">
          <table:table-cell office:value-type="float" office:value="20016">
            <text:p>20016</text:p>
          </table:table-cell>
          <table:table-cell office:value-type="string">
            <text:p>6705.124633622252</text:p>
          </table:table-cell>
          <table:table-cell office:value-type="float" office:value="2254">
            <text:p>2254</text:p>
          </table:table-cell>
          <table:table-cell office:value-type="string">
            <text:p>6916.1872822306805</text:p>
          </table:table-cell>
          <table:table-cell office:value-type="float" office:value="2527">
            <text:p>2527</text:p>
          </table:table-cell>
          <table:table-cell table:number-columns-repeated="55"/>
        </table:table-row>
        <table:table-row table:style-name="ro2">
          <table:table-cell office:value-type="float" office:value="25000">
            <text:p>25000</text:p>
          </table:table-cell>
          <table:table-cell office:value-type="string">
            <text:p>6705.124633622252</text:p>
          </table:table-cell>
          <table:table-cell office:value-type="float" office:value="2254">
            <text:p>2254</text:p>
          </table:table-cell>
          <table:table-cell office:value-type="string">
            <text:p>6771.695755237591</text:p>
          </table:table-cell>
          <table:table-cell office:value-type="float" office:value="3197">
            <text:p>3197</text:p>
          </table:table-cell>
          <table:table-cell table:number-columns-repeated="55"/>
        </table:table-row>
        <table:table-row table:style-name="ro2">
          <table:table-cell office:value-type="float" office:value="30000">
            <text:p>30000</text:p>
          </table:table-cell>
          <table:table-cell office:value-type="string">
            <text:p>6686.847545975803</text:p>
          </table:table-cell>
          <table:table-cell office:value-type="float" office:value="3483">
            <text:p>3483</text:p>
          </table:table-cell>
          <table:table-cell office:value-type="string">
            <text:p>6690.469719471459</text:p>
          </table:table-cell>
          <table:table-cell office:value-type="float" office:value="3852">
            <text:p>3852</text:p>
          </table:table-cell>
          <table:table-cell table:number-columns-repeated="55"/>
        </table:table-row>
        <table:table-row table:style-name="ro2">
          <table:table-cell office:value-type="float" office:value="35000">
            <text:p>35000</text:p>
          </table:table-cell>
          <table:table-cell office:value-type="string">
            <text:p>6515.386234678897</text:p>
          </table:table-cell>
          <table:table-cell office:value-type="float" office:value="4179">
            <text:p>4179</text:p>
          </table:table-cell>
          <table:table-cell office:value-type="string">
            <text:p>6547.910558756538</text:p>
          </table:table-cell>
          <table:table-cell office:value-type="float" office:value="4504">
            <text:p>4504</text:p>
          </table:table-cell>
          <table:table-cell table:number-columns-repeated="55"/>
        </table:table-row>
        <table:table-row table:style-name="ro2">
          <table:table-cell office:value-type="float" office:value="40000">
            <text:p>40000</text:p>
          </table:table-cell>
          <table:table-cell office:value-type="string">
            <text:p>6515.386234678897</text:p>
          </table:table-cell>
          <table:table-cell office:value-type="float" office:value="4179">
            <text:p>4179</text:p>
          </table:table-cell>
          <table:table-cell office:value-type="string">
            <text:p>6624.414282941381</text:p>
          </table:table-cell>
          <table:table-cell office:value-type="float" office:value="5180">
            <text:p>5180</text:p>
          </table:table-cell>
          <table:table-cell table:number-columns-repeated="55"/>
        </table:table-row>
        <table:table-row table:style-name="ro2">
          <table:table-cell office:value-type="float" office:value="45000">
            <text:p>45000</text:p>
          </table:table-cell>
          <table:table-cell office:value-type="string">
            <text:p>6484.660567301525</text:p>
          </table:table-cell>
          <table:table-cell office:value-type="float" office:value="5590">
            <text:p>5590</text:p>
          </table:table-cell>
          <table:table-cell office:value-type="string">
            <text:p>6597.993451527158</text:p>
          </table:table-cell>
          <table:table-cell office:value-type="float" office:value="5856">
            <text:p>5856</text:p>
          </table:table-cell>
          <table:table-cell table:number-columns-repeated="55"/>
        </table:table-row>
        <table:table-row table:style-name="ro2">
          <table:table-cell office:value-type="float" office:value="50000">
            <text:p>50000</text:p>
          </table:table-cell>
          <table:table-cell office:value-type="string">
            <text:p>6441.418465083276</text:p>
          </table:table-cell>
          <table:table-cell office:value-type="float" office:value="6438">
            <text:p>6438</text:p>
          </table:table-cell>
          <table:table-cell office:value-type="string">
            <text:p>6448.90011840638</text:p>
          </table:table-cell>
          <table:table-cell office:value-type="float" office:value="6542">
            <text:p>6542</text:p>
          </table:table-cell>
          <table:table-cell table:number-columns-repeated="55"/>
        </table:table-row>
        <table:table-row table:style-name="ro2">
          <table:table-cell office:value-type="float" office:value="55000">
            <text:p>55000</text:p>
          </table:table-cell>
          <table:table-cell office:value-type="string">
            <text:p>6438.393535581879</text:p>
          </table:table-cell>
          <table:table-cell office:value-type="float" office:value="6752">
            <text:p>6752</text:p>
          </table:table-cell>
          <table:table-cell office:value-type="string">
            <text:p>6474.889102107329</text:p>
          </table:table-cell>
          <table:table-cell office:value-type="float" office:value="7229">
            <text:p>7229</text:p>
          </table:table-cell>
          <table:table-cell table:number-columns-repeated="55"/>
        </table:table-row>
        <table:table-row table:style-name="ro2">
          <table:table-cell office:value-type="float" office:value="60000">
            <text:p>60000</text:p>
          </table:table-cell>
          <table:table-cell office:value-type="string">
            <text:p>6334.894674895309</text:p>
          </table:table-cell>
          <table:table-cell office:value-type="float" office:value="7636">
            <text:p>7636</text:p>
          </table:table-cell>
          <table:table-cell office:value-type="string">
            <text:p>6335.492252799778</text:p>
          </table:table-cell>
          <table:table-cell office:value-type="float" office:value="7917">
            <text:p>7917</text:p>
          </table:table-cell>
          <table:table-cell table:number-columns-repeated="55"/>
        </table:table-row>
        <table:table-row table:style-name="ro2">
          <table:table-cell office:value-type="float" office:value="65000">
            <text:p>65000</text:p>
          </table:table-cell>
          <table:table-cell office:value-type="string">
            <text:p>6334.894674895309</text:p>
          </table:table-cell>
          <table:table-cell office:value-type="float" office:value="7636">
            <text:p>7636</text:p>
          </table:table-cell>
          <table:table-cell office:value-type="string">
            <text:p>6335.492252799778</text:p>
          </table:table-cell>
          <table:table-cell office:value-type="float" office:value="8606">
            <text:p>8606</text:p>
          </table:table-cell>
          <table:table-cell table:number-columns-repeated="55"/>
        </table:table-row>
        <table:table-row table:style-name="ro2">
          <table:table-cell office:value-type="float" office:value="70000">
            <text:p>70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332.505266497527</text:p>
          </table:table-cell>
          <table:table-cell office:value-type="float" office:value="9292">
            <text:p>9292</text:p>
          </table:table-cell>
          <table:table-cell table:number-columns-repeated="55"/>
        </table:table-row>
        <table:table-row table:style-name="ro2">
          <table:table-cell office:value-type="float" office:value="75000">
            <text:p>75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332.505266497527</text:p>
          </table:table-cell>
          <table:table-cell office:value-type="float" office:value="9981">
            <text:p>9981</text:p>
          </table:table-cell>
          <table:table-cell table:number-columns-repeated="55"/>
        </table:table-row>
        <table:table-row table:style-name="ro2">
          <table:table-cell office:value-type="float" office:value="80000">
            <text:p>80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332.505266497527</text:p>
          </table:table-cell>
          <table:table-cell office:value-type="float" office:value="10669">
            <text:p>10669</text:p>
          </table:table-cell>
          <table:table-cell table:number-columns-repeated="55"/>
        </table:table-row>
        <table:table-row table:style-name="ro2">
          <table:table-cell office:value-type="float" office:value="85000">
            <text:p>85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332.505266497527</text:p>
          </table:table-cell>
          <table:table-cell office:value-type="float" office:value="11355">
            <text:p>11355</text:p>
          </table:table-cell>
          <table:table-cell table:number-columns-repeated="55"/>
        </table:table-row>
        <table:table-row table:style-name="ro2">
          <table:table-cell office:value-type="float" office:value="90000">
            <text:p>90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368.1264920940175</text:p>
          </table:table-cell>
          <table:table-cell office:value-type="float" office:value="12044">
            <text:p>12044</text:p>
          </table:table-cell>
          <table:table-cell table:number-columns-repeated="55"/>
        </table:table-row>
        <table:table-row table:style-name="ro2">
          <table:table-cell office:value-type="float" office:value="95000">
            <text:p>95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491.998915753435</text:p>
          </table:table-cell>
          <table:table-cell office:value-type="float" office:value="12732">
            <text:p>12732</text:p>
          </table:table-cell>
          <table:table-cell table:number-columns-repeated="55"/>
        </table:table-row>
        <table:table-row table:style-name="ro2">
          <table:table-cell office:value-type="float" office:value="100000">
            <text:p>100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712.243224194561</text:p>
          </table:table-cell>
          <table:table-cell office:value-type="float" office:value="13420">
            <text:p>13420</text:p>
          </table:table-cell>
          <table:table-cell table:number-columns-repeated="55"/>
        </table:table-row>
        <table:table-row table:style-name="ro2">
          <table:table-cell office:value-type="float" office:value="105000">
            <text:p>105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756.761889881045</text:p>
          </table:table-cell>
          <table:table-cell office:value-type="float" office:value="14106">
            <text:p>14106</text:p>
          </table:table-cell>
          <table:table-cell table:number-columns-repeated="55"/>
        </table:table-row>
        <table:table-row table:style-name="ro2">
          <table:table-cell office:value-type="float" office:value="110000">
            <text:p>110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556.848133614471</text:p>
          </table:table-cell>
          <table:table-cell office:value-type="float" office:value="14791">
            <text:p>14791</text:p>
          </table:table-cell>
          <table:table-cell table:number-columns-repeated="55"/>
        </table:table-row>
        <table:table-row table:style-name="ro2">
          <table:table-cell office:value-type="float" office:value="115000">
            <text:p>115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377.716858516882</text:p>
          </table:table-cell>
          <table:table-cell office:value-type="float" office:value="15474">
            <text:p>15474</text:p>
          </table:table-cell>
          <table:table-cell table:number-columns-repeated="55"/>
        </table:table-row>
        <table:table-row table:style-name="ro2">
          <table:table-cell office:value-type="float" office:value="120000">
            <text:p>120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339.589121137921</text:p>
          </table:table-cell>
          <table:table-cell office:value-type="float" office:value="16155">
            <text:p>16155</text:p>
          </table:table-cell>
          <table:table-cell table:number-columns-repeated="55"/>
        </table:table-row>
        <table:table-row table:style-name="ro2">
          <table:table-cell office:value-type="float" office:value="125000">
            <text:p>125000</text:p>
          </table:table-cell>
          <table:table-cell office:value-type="string">
            <text:p>6265.355373507294</text:p>
          </table:table-cell>
          <table:table-cell office:value-type="float" office:value="9240">
            <text:p>9240</text:p>
          </table:table-cell>
          <table:table-cell office:value-type="string">
            <text:p>6355.579972830848</text:p>
          </table:table-cell>
          <table:table-cell office:value-type="float" office:value="16838">
            <text:p>16838</text:p>
          </table:table-cell>
          <table:table-cell table:number-columns-repeated="55"/>
        </table:table-row>
        <table:table-row table:style-name="ro2">
          <table:table-cell office:value-type="float" office:value="130000">
            <text:p>130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623.656294646452</text:p>
          </table:table-cell>
          <table:table-cell office:value-type="float" office:value="17521">
            <text:p>17521</text:p>
          </table:table-cell>
          <table:table-cell table:number-columns-repeated="55"/>
        </table:table-row>
        <table:table-row table:style-name="ro2">
          <table:table-cell office:value-type="float" office:value="135000">
            <text:p>135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578.639058141549</text:p>
          </table:table-cell>
          <table:table-cell office:value-type="float" office:value="18201">
            <text:p>18201</text:p>
          </table:table-cell>
          <table:table-cell table:number-columns-repeated="55"/>
        </table:table-row>
        <table:table-row table:style-name="ro2">
          <table:table-cell office:value-type="float" office:value="140000">
            <text:p>140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521.036298008044</text:p>
          </table:table-cell>
          <table:table-cell office:value-type="float" office:value="18881">
            <text:p>18881</text:p>
          </table:table-cell>
          <table:table-cell table:number-columns-repeated="55"/>
        </table:table-row>
        <table:table-row table:style-name="ro2">
          <table:table-cell office:value-type="float" office:value="145000">
            <text:p>145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465.124100091212</text:p>
          </table:table-cell>
          <table:table-cell office:value-type="float" office:value="19566">
            <text:p>19566</text:p>
          </table:table-cell>
          <table:table-cell table:number-columns-repeated="55"/>
        </table:table-row>
        <table:table-row table:style-name="ro2">
          <table:table-cell office:value-type="float" office:value="150000">
            <text:p>150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441.692418984045</text:p>
          </table:table-cell>
          <table:table-cell office:value-type="float" office:value="20249">
            <text:p>20249</text:p>
          </table:table-cell>
          <table:table-cell table:number-columns-repeated="55"/>
        </table:table-row>
        <table:table-row table:style-name="ro2">
          <table:table-cell office:value-type="float" office:value="155000">
            <text:p>155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640.808798819151</text:p>
          </table:table-cell>
          <table:table-cell office:value-type="float" office:value="20928">
            <text:p>20928</text:p>
          </table:table-cell>
          <table:table-cell table:number-columns-repeated="55"/>
        </table:table-row>
        <table:table-row table:style-name="ro2">
          <table:table-cell office:value-type="float" office:value="160000">
            <text:p>160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628.502549155825</text:p>
          </table:table-cell>
          <table:table-cell office:value-type="float" office:value="21613">
            <text:p>21613</text:p>
          </table:table-cell>
          <table:table-cell table:number-columns-repeated="55"/>
        </table:table-row>
        <table:table-row table:style-name="ro2">
          <table:table-cell office:value-type="float" office:value="165000">
            <text:p>165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618.638857278633</text:p>
          </table:table-cell>
          <table:table-cell office:value-type="float" office:value="22297">
            <text:p>22297</text:p>
          </table:table-cell>
          <table:table-cell table:number-columns-repeated="55"/>
        </table:table-row>
        <table:table-row table:style-name="ro2">
          <table:table-cell office:value-type="float" office:value="170000">
            <text:p>170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673.9491379517085</text:p>
          </table:table-cell>
          <table:table-cell office:value-type="float" office:value="22977">
            <text:p>22977</text:p>
          </table:table-cell>
          <table:table-cell table:number-columns-repeated="55"/>
        </table:table-row>
        <table:table-row table:style-name="ro2">
          <table:table-cell office:value-type="float" office:value="175000">
            <text:p>175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774.259798220924</text:p>
          </table:table-cell>
          <table:table-cell office:value-type="float" office:value="23659">
            <text:p>23659</text:p>
          </table:table-cell>
          <table:table-cell table:number-columns-repeated="55"/>
        </table:table-row>
        <table:table-row table:style-name="ro2">
          <table:table-cell office:value-type="float" office:value="180000">
            <text:p>180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497.6077184822925</text:p>
          </table:table-cell>
          <table:table-cell office:value-type="float" office:value="24339">
            <text:p>24339</text:p>
          </table:table-cell>
          <table:table-cell table:number-columns-repeated="55"/>
        </table:table-row>
        <table:table-row table:style-name="ro2">
          <table:table-cell office:value-type="float" office:value="185000">
            <text:p>185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434.243851910702</text:p>
          </table:table-cell>
          <table:table-cell office:value-type="float" office:value="25023">
            <text:p>25023</text:p>
          </table:table-cell>
          <table:table-cell table:number-columns-repeated="55"/>
        </table:table-row>
        <table:table-row table:style-name="ro2">
          <table:table-cell office:value-type="float" office:value="190000">
            <text:p>190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580.53164344081</text:p>
          </table:table-cell>
          <table:table-cell office:value-type="float" office:value="25707">
            <text:p>25707</text:p>
          </table:table-cell>
          <table:table-cell table:number-columns-repeated="55"/>
        </table:table-row>
        <table:table-row table:style-name="ro2">
          <table:table-cell office:value-type="float" office:value="195000">
            <text:p>195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400.824997757826</text:p>
          </table:table-cell>
          <table:table-cell office:value-type="float" office:value="26388">
            <text:p>26388</text:p>
          </table:table-cell>
          <table:table-cell table:number-columns-repeated="55"/>
        </table:table-row>
        <table:table-row table:style-name="ro2">
          <table:table-cell office:value-type="float" office:value="200000">
            <text:p>200000</text:p>
          </table:table-cell>
          <table:table-cell office:value-type="string">
            <text:p>6209.144981254941</text:p>
          </table:table-cell>
          <table:table-cell office:value-type="float" office:value="17020">
            <text:p>17020</text:p>
          </table:table-cell>
          <table:table-cell office:value-type="string">
            <text:p>6224.335402561975</text:p>
          </table:table-cell>
          <table:table-cell office:value-type="float" office:value="27068">
            <text:p>27068</text:p>
          </table:table-cell>
          <table:table-cell table:number-columns-repeated="55"/>
        </table:table-row>
        <table:table-row table:style-name="ro2">
          <table:table-cell office:value-type="float" office:value="205000">
            <text:p>205000</text:p>
          </table:table-cell>
          <table:table-cell office:value-type="string">
            <text:p>6202.71616285642</text:p>
          </table:table-cell>
          <table:table-cell office:value-type="float" office:value="27443">
            <text:p>27443</text:p>
          </table:table-cell>
          <table:table-cell office:value-type="string">
            <text:p>6243.278436100739</text:p>
          </table:table-cell>
          <table:table-cell office:value-type="float" office:value="27757">
            <text:p>27757</text:p>
          </table:table-cell>
          <table:table-cell table:number-columns-repeated="55"/>
        </table:table-row>
        <table:table-row table:style-name="ro2">
          <table:table-cell office:value-type="float" office:value="210000">
            <text:p>210000</text:p>
          </table:table-cell>
          <table:table-cell office:value-type="string">
            <text:p>6170.777566369763</text:p>
          </table:table-cell>
          <table:table-cell office:value-type="float" office:value="28177">
            <text:p>28177</text:p>
          </table:table-cell>
          <table:table-cell office:value-type="string">
            <text:p>6170.777566369763</text:p>
          </table:table-cell>
          <table:table-cell office:value-type="float" office:value="28449">
            <text:p>28449</text:p>
          </table:table-cell>
          <table:table-cell table:number-columns-repeated="55"/>
        </table:table-row>
        <table:table-row table:style-name="ro2">
          <table:table-cell office:value-type="float" office:value="215000">
            <text:p>215000</text:p>
          </table:table-cell>
          <table:table-cell office:value-type="string">
            <text:p>6131.79222626497</text:p>
          </table:table-cell>
          <table:table-cell office:value-type="float" office:value="29131">
            <text:p>29131</text:p>
          </table:table-cell>
          <table:table-cell office:value-type="string">
            <text:p>6131.79222626497</text:p>
          </table:table-cell>
          <table:table-cell office:value-type="float" office:value="29136">
            <text:p>29136</text:p>
          </table:table-cell>
          <table:table-cell table:number-columns-repeated="55"/>
        </table:table-row>
        <table:table-row table:style-name="ro2">
          <table:table-cell office:value-type="float" office:value="220000">
            <text:p>220000</text:p>
          </table:table-cell>
          <table:table-cell office:value-type="string">
            <text:p>6111.482185940029</text:p>
          </table:table-cell>
          <table:table-cell office:value-type="float" office:value="29348">
            <text:p>29348</text:p>
          </table:table-cell>
          <table:table-cell office:value-type="string">
            <text:p>6111.482185940029</text:p>
          </table:table-cell>
          <table:table-cell office:value-type="float" office:value="29826">
            <text:p>29826</text:p>
          </table:table-cell>
          <table:table-cell table:number-columns-repeated="55"/>
        </table:table-row>
        <table:table-row table:style-name="ro2">
          <table:table-cell office:value-type="float" office:value="225000">
            <text:p>225000</text:p>
          </table:table-cell>
          <table:table-cell office:value-type="string">
            <text:p>5996.469042381664</text:p>
          </table:table-cell>
          <table:table-cell office:value-type="float" office:value="30491">
            <text:p>30491</text:p>
          </table:table-cell>
          <table:table-cell office:value-type="string">
            <text:p>5996.469042381664</text:p>
          </table:table-cell>
          <table:table-cell office:value-type="float" office:value="30516">
            <text:p>30516</text:p>
          </table:table-cell>
          <table:table-cell table:number-columns-repeated="55"/>
        </table:table-row>
        <table:table-row table:style-name="ro2">
          <table:table-cell office:value-type="float" office:value="230000">
            <text:p>230000</text:p>
          </table:table-cell>
          <table:table-cell office:value-type="string">
            <text:p>5959.594961115548</text:p>
          </table:table-cell>
          <table:table-cell office:value-type="float" office:value="31032">
            <text:p>31032</text:p>
          </table:table-cell>
          <table:table-cell office:value-type="string">
            <text:p>5959.594961115548</text:p>
          </table:table-cell>
          <table:table-cell office:value-type="float" office:value="31204">
            <text:p>31204</text:p>
          </table:table-cell>
          <table:table-cell table:number-columns-repeated="55"/>
        </table:table-row>
        <table:table-row table:style-name="ro2">
          <table:table-cell office:value-type="float" office:value="235000">
            <text:p>235000</text:p>
          </table:table-cell>
          <table:table-cell office:value-type="string">
            <text:p>5949.704096768998</text:p>
          </table:table-cell>
          <table:table-cell office:value-type="float" office:value="31274">
            <text:p>31274</text:p>
          </table:table-cell>
          <table:table-cell office:value-type="string">
            <text:p>5949.704096768998</text:p>
          </table:table-cell>
          <table:table-cell office:value-type="float" office:value="31892">
            <text:p>31892</text:p>
          </table:table-cell>
          <table:table-cell table:number-columns-repeated="55"/>
        </table:table-row>
        <table:table-row table:style-name="ro2">
          <table:table-cell office:value-type="float" office:value="240000">
            <text:p>240000</text:p>
          </table:table-cell>
          <table:table-cell office:value-type="string">
            <text:p>5949.704096768998</text:p>
          </table:table-cell>
          <table:table-cell office:value-type="float" office:value="31274">
            <text:p>31274</text:p>
          </table:table-cell>
          <table:table-cell office:value-type="string">
            <text:p>5949.704096768998</text:p>
          </table:table-cell>
          <table:table-cell office:value-type="float" office:value="32584">
            <text:p>32584</text:p>
          </table:table-cell>
          <table:table-cell table:number-columns-repeated="55"/>
        </table:table-row>
        <table:table-row table:style-name="ro2">
          <table:table-cell office:value-type="float" office:value="245000">
            <text:p>245000</text:p>
          </table:table-cell>
          <table:table-cell office:value-type="string">
            <text:p>5917.332037975841</text:p>
          </table:table-cell>
          <table:table-cell office:value-type="float" office:value="33260">
            <text:p>33260</text:p>
          </table:table-cell>
          <table:table-cell office:value-type="string">
            <text:p>5917.332037975841</text:p>
          </table:table-cell>
          <table:table-cell office:value-type="float" office:value="33271">
            <text:p>33271</text:p>
          </table:table-cell>
          <table:table-cell table:number-columns-repeated="55"/>
        </table:table-row>
        <table:table-row table:style-name="ro2">
          <table:table-cell office:value-type="float" office:value="250000">
            <text:p>250000</text:p>
          </table:table-cell>
          <table:table-cell office:value-type="string">
            <text:p>5879.607640435648</text:p>
          </table:table-cell>
          <table:table-cell office:value-type="float" office:value="33672">
            <text:p>33672</text:p>
          </table:table-cell>
          <table:table-cell office:value-type="string">
            <text:p>5879.607640435648</text:p>
          </table:table-cell>
          <table:table-cell office:value-type="float" office:value="33960">
            <text:p>33960</text:p>
          </table:table-cell>
          <table:table-cell table:number-columns-repeated="55"/>
        </table:table-row>
        <table:table-row table:style-name="ro2">
          <table:table-cell office:value-type="float" office:value="255000">
            <text:p>255000</text:p>
          </table:table-cell>
          <table:table-cell office:value-type="string">
            <text:p>5876.166374587218</text:p>
          </table:table-cell>
          <table:table-cell office:value-type="float" office:value="34448">
            <text:p>34448</text:p>
          </table:table-cell>
          <table:table-cell office:value-type="string">
            <text:p>5883.231171897593</text:p>
          </table:table-cell>
          <table:table-cell office:value-type="float" office:value="34646">
            <text:p>34646</text:p>
          </table:table-cell>
          <table:table-cell table:number-columns-repeated="55"/>
        </table:table-row>
        <table:table-row table:style-name="ro2">
          <table:table-cell office:value-type="float" office:value="260000">
            <text:p>260000</text:p>
          </table:table-cell>
          <table:table-cell office:value-type="string">
            <text:p>5853.239028652099</text:p>
          </table:table-cell>
          <table:table-cell office:value-type="float" office:value="34717">
            <text:p>34717</text:p>
          </table:table-cell>
          <table:table-cell office:value-type="string">
            <text:p>5918.7119672999</text:p>
          </table:table-cell>
          <table:table-cell office:value-type="float" office:value="35337">
            <text:p>35337</text:p>
          </table:table-cell>
          <table:table-cell table:number-columns-repeated="55"/>
        </table:table-row>
        <table:table-row table:style-name="ro2">
          <table:table-cell office:value-type="float" office:value="265000">
            <text:p>265000</text:p>
          </table:table-cell>
          <table:table-cell office:value-type="string">
            <text:p>5853.239028652099</text:p>
          </table:table-cell>
          <table:table-cell office:value-type="float" office:value="34717">
            <text:p>34717</text:p>
          </table:table-cell>
          <table:table-cell office:value-type="string">
            <text:p>5882.371050340365</text:p>
          </table:table-cell>
          <table:table-cell office:value-type="float" office:value="36021">
            <text:p>36021</text:p>
          </table:table-cell>
          <table:table-cell table:number-columns-repeated="55"/>
        </table:table-row>
        <table:table-row table:style-name="ro2">
          <table:table-cell office:value-type="float" office:value="270000">
            <text:p>270000</text:p>
          </table:table-cell>
          <table:table-cell office:value-type="string">
            <text:p>5834.699883645279</text:p>
          </table:table-cell>
          <table:table-cell office:value-type="float" office:value="36659">
            <text:p>36659</text:p>
          </table:table-cell>
          <table:table-cell office:value-type="string">
            <text:p>5834.699883645279</text:p>
          </table:table-cell>
          <table:table-cell office:value-type="float" office:value="36712">
            <text:p>36712</text:p>
          </table:table-cell>
          <table:table-cell table:number-columns-repeated="55"/>
        </table:table-row>
        <table:table-row table:style-name="ro2">
          <table:table-cell office:value-type="float" office:value="275000">
            <text:p>275000</text:p>
          </table:table-cell>
          <table:table-cell office:value-type="string">
            <text:p>5834.699883645279</text:p>
          </table:table-cell>
          <table:table-cell office:value-type="float" office:value="36659">
            <text:p>36659</text:p>
          </table:table-cell>
          <table:table-cell office:value-type="string">
            <text:p>5834.699883645279</text:p>
          </table:table-cell>
          <table:table-cell office:value-type="float" office:value="37401">
            <text:p>37401</text:p>
          </table:table-cell>
          <table:table-cell table:number-columns-repeated="55"/>
        </table:table-row>
        <table:table-row table:style-name="ro2">
          <table:table-cell office:value-type="float" office:value="280000">
            <text:p>280000</text:p>
          </table:table-cell>
          <table:table-cell office:value-type="string">
            <text:p>5818.826001957081</text:p>
          </table:table-cell>
          <table:table-cell office:value-type="float" office:value="37532">
            <text:p>37532</text:p>
          </table:table-cell>
          <table:table-cell office:value-type="string">
            <text:p>5818.826001957081</text:p>
          </table:table-cell>
          <table:table-cell office:value-type="float" office:value="38087">
            <text:p>38087</text:p>
          </table:table-cell>
          <table:table-cell table:number-columns-repeated="55"/>
        </table:table-row>
        <table:table-row table:style-name="ro2">
          <table:table-cell office:value-type="float" office:value="285000">
            <text:p>285000</text:p>
          </table:table-cell>
          <table:table-cell office:value-type="string">
            <text:p>5813.942197698949</text:p>
          </table:table-cell>
          <table:table-cell office:value-type="float" office:value="38320">
            <text:p>38320</text:p>
          </table:table-cell>
          <table:table-cell office:value-type="string">
            <text:p>5818.826001957081</text:p>
          </table:table-cell>
          <table:table-cell office:value-type="float" office:value="38773">
            <text:p>38773</text:p>
          </table:table-cell>
          <table:table-cell table:number-columns-repeated="55"/>
        </table:table-row>
        <table:table-row table:style-name="ro2">
          <table:table-cell office:value-type="float" office:value="290000">
            <text:p>290000</text:p>
          </table:table-cell>
          <table:table-cell office:value-type="string">
            <text:p>5813.942197698949</text:p>
          </table:table-cell>
          <table:table-cell office:value-type="float" office:value="38320">
            <text:p>38320</text:p>
          </table:table-cell>
          <table:table-cell office:value-type="string">
            <text:p>5818.826001957081</text:p>
          </table:table-cell>
          <table:table-cell office:value-type="float" office:value="39460">
            <text:p>39460</text:p>
          </table:table-cell>
          <table:table-cell table:number-columns-repeated="55"/>
        </table:table-row>
        <table:table-row table:style-name="ro2">
          <table:table-cell office:value-type="float" office:value="295000">
            <text:p>295000</text:p>
          </table:table-cell>
          <table:table-cell office:value-type="string">
            <text:p>5813.942197698949</text:p>
          </table:table-cell>
          <table:table-cell office:value-type="float" office:value="38320">
            <text:p>38320</text:p>
          </table:table-cell>
          <table:table-cell office:value-type="string">
            <text:p>6160.44285552346</text:p>
          </table:table-cell>
          <table:table-cell office:value-type="float" office:value="40145">
            <text:p>40145</text:p>
          </table:table-cell>
          <table:table-cell table:number-columns-repeated="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0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2">12/12/2007</text:date>, <text:time>09:07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12T09:07:24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2"/>
  </office:meta>
</office:document-meta>
</file>